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Geist" svg:font-family="Geist"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1">
      <style:paragraph-properties fo:margin-top="0in" fo:margin-bottom="0.1945in" style:contextual-spacing="false"/>
      <style:text-properties style:font-name="Geist" fo:font-size="13pt" style:font-size-asian="13pt" style:font-size-complex="13pt"/>
    </style:style>
    <style:style style:name="P2" style:family="paragraph" style:parent-style-name="p1">
      <style:paragraph-properties fo:margin-top="0.1945in" fo:margin-bottom="0.1945in" style:contextual-spacing="false"/>
      <style:text-properties style:font-name="Geist" fo:font-size="13pt" style:font-size-asian="13pt" style:font-size-complex="13pt"/>
    </style:style>
    <style:style style:name="P3" style:family="paragraph" style:parent-style-name="p1">
      <style:paragraph-properties fo:margin-top="0.1945in" fo:margin-bottom="0.1945in" style:contextual-spacing="false"/>
      <style:text-properties style:font-name="Geist" fo:font-size="13pt" officeooo:rsid="00115065" officeooo:paragraph-rsid="00115065" style:font-size-asian="13pt" style:font-size-complex="13pt"/>
    </style:style>
    <style:style style:name="P4" style:family="paragraph" style:parent-style-name="p1">
      <style:paragraph-properties fo:margin-top="0.1945in" fo:margin-bottom="0.1945in" style:contextual-spacing="false"/>
      <style:text-properties style:font-name="Geist" fo:font-size="13pt" officeooo:rsid="00118731" officeooo:paragraph-rsid="00118731" style:font-size-asian="13pt" style:font-size-complex="13pt"/>
    </style:style>
    <style:style style:name="P5" style:family="paragraph" style:parent-style-name="p1">
      <style:paragraph-properties fo:margin-top="0.1945in" fo:margin-bottom="0.1945in" style:contextual-spacing="false"/>
      <style:text-properties style:font-name="Geist" fo:font-size="13pt" officeooo:paragraph-rsid="00122270" style:font-size-asian="13pt" style:font-size-complex="13pt"/>
    </style:style>
    <style:style style:name="P6" style:family="paragraph" style:parent-style-name="p1">
      <style:paragraph-properties fo:margin-top="0.1945in" fo:margin-bottom="0.1945in" style:contextual-spacing="false"/>
      <style:text-properties fo:color="#000000" loext:opacity="100%" style:font-name="Geist" fo:font-size="13pt" officeooo:rsid="00122270" officeooo:paragraph-rsid="00122270" style:font-size-asian="13pt" style:font-size-complex="13pt"/>
    </style:style>
    <style:style style:name="P7" style:family="paragraph" style:parent-style-name="p1">
      <style:paragraph-properties fo:margin-top="0.1945in" fo:margin-bottom="0.1945in" style:contextual-spacing="false"/>
      <style:text-properties fo:color="#0e0e0e" loext:opacity="100%" style:font-name="Geist" fo:font-size="13pt" style:letter-kerning="false" style:font-name-asian="Times New Roman1" style:font-size-asian="13pt" style:language-asian="fr" style:country-asian="FR" style:font-name-complex="Times New Roman1" style:font-size-complex="13pt"/>
    </style:style>
    <style:style style:name="P8" style:family="paragraph" style:parent-style-name="Standard">
      <style:paragraph-properties fo:margin-top="0in" fo:margin-bottom="0in" style:contextual-spacing="false" fo:line-height="100%"/>
      <style:text-properties style:font-name="Geist" fo:font-size="13pt" style:font-size-asian="13pt" style:font-size-complex="13pt"/>
    </style:style>
    <style:style style:name="P9" style:family="paragraph" style:parent-style-name="Standard">
      <style:paragraph-properties fo:margin-top="0in" fo:margin-bottom="0in" style:contextual-spacing="false" fo:line-height="100%"/>
      <style:text-properties fo:color="#0e0e0e" loext:opacity="100%" style:font-name="Geist" fo:font-size="13pt" officeooo:rsid="001eb2b9" officeooo:paragraph-rsid="001eb2b9" style:letter-kerning="false" style:font-name-asian="Times New Roman1" style:font-size-asian="13pt" style:language-asian="fr" style:country-asian="FR" style:font-name-complex="Times New Roman1" style:font-size-complex="13pt"/>
    </style:style>
    <style:style style:name="P10" style:family="paragraph" style:parent-style-name="Standard">
      <style:text-properties style:font-name="Geist" fo:font-size="13pt" style:font-size-asian="13pt" style:font-size-complex="13pt"/>
    </style:style>
    <style:style style:name="T1" style:family="text">
      <style:text-properties officeooo:rsid="001736cc"/>
    </style:style>
    <style:style style:name="T2" style:family="text">
      <style:text-properties officeooo:rsid="0013fbd6"/>
    </style:style>
    <style:style style:name="T3" style:family="text">
      <style:text-properties officeooo:rsid="001d177a"/>
    </style:style>
    <style:style style:name="T4" style:family="text">
      <style:text-properties officeooo:rsid="000c540d"/>
    </style:style>
    <style:style style:name="T5" style:family="text">
      <style:text-properties officeooo:rsid="001a3672"/>
    </style:style>
    <style:style style:name="T6" style:family="text">
      <style:text-properties officeooo:rsid="000e3d44"/>
    </style:style>
    <style:style style:name="T7" style:family="text">
      <style:text-properties officeooo:rsid="00187417"/>
    </style:style>
    <style:style style:name="T8" style:family="text">
      <style:text-properties officeooo:rsid="00118731"/>
    </style:style>
    <style:style style:name="T9" style:family="text">
      <style:text-properties officeooo:rsid="00102c6f"/>
    </style:style>
    <style:style style:name="T10" style:family="text">
      <style:text-properties officeooo:rsid="00115065"/>
    </style:style>
    <style:style style:name="T11" style:family="text">
      <style:text-properties officeooo:rsid="00122270"/>
    </style:style>
    <style:style style:name="T12" style:family="text">
      <style:text-properties officeooo:rsid="0023b2e2"/>
    </style:style>
    <style:style style:name="T13" style:family="text">
      <style:text-properties officeooo:rsid="002e0a58"/>
    </style:style>
    <style:style style:name="T14" style:family="text">
      <style:text-properties officeooo:rsid="002ff237"/>
    </style:style>
    <style:style style:name="T15" style:family="text">
      <style:text-properties officeooo:rsid="0021d777"/>
    </style:style>
    <style:style style:name="T16" style:family="text">
      <style:text-properties fo:color="#0e0e0e" loext:opacity="100%" style:letter-kerning="false" style:font-name-asian="Times New Roman1" style:language-asian="fr" style:country-asian="FR" style:font-name-complex="Times New Roman1"/>
    </style:style>
    <style:style style:name="T17" style:family="text">
      <style:text-properties fo:color="#0e0e0e" loext:opacity="100%" officeooo:rsid="0012ad2c" style:letter-kerning="false" style:font-name-asian="Times New Roman1" style:language-asian="fr" style:country-asian="FR" style:font-name-complex="Times New Roman1"/>
    </style:style>
    <style:style style:name="T18" style:family="text">
      <style:text-properties fo:color="#0e0e0e" loext:opacity="100%" officeooo:rsid="00204b50" style:letter-kerning="false" style:font-name-asian="Times New Roman1" style:language-asian="fr" style:country-asian="FR" style:font-name-complex="Times New Roman1"/>
    </style:style>
    <style:style style:name="T19" style:family="text">
      <style:text-properties fo:color="#0e0e0e" loext:opacity="100%" officeooo:rsid="0020a249" style:letter-kerning="false" style:font-name-asian="Times New Roman1" style:language-asian="fr" style:country-asian="FR"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Bonjour, je m’appelle <text:span text:style-name="T2">Vitrice Cascales</text:span>, je suis actuellement en BTS SIO option <text:span text:style-name="T2">SLAM</text:span> à l’ISCIO.</text:p>
      <text:p text:style-name="P2">Je suis en alternance <text:span text:style-name="T3">au sein du</text:span><text:span text:style-name="T4"> group Bovis.</text:span> Notre activité principale est le <text:span text:style-name="T4"><text:s/>l</text:span><text:span text:style-name="T2">e </text:span><text:span text:style-name="T5">stockage de banquaire, d’oeuvre d’art sécurisé (temperateur hydrometrie), imagerie medicale, de l’automobile comme avec Renaud, et d’autre materiel diverse et varié, ainsi que le transport a valeur ajouter (reprise ou installation)</text:span>. En France, nous possédons <text:span text:style-name="T6">3</text:span><text:span text:style-name="T2">4</text:span><text:span text:style-name="T6"> agences, </text:span><text:span text:style-name="T2">3 en espagnes, une en suisse, une au portugal </text:span><text:span text:style-name="T7">et une a dubai</text:span><text:span text:style-name="T2"> </text:span>. L’ensemble de ces sites regroupe plus de <text:span text:style-name="T6">1600</text:span> collaborateurs <text:span text:style-name="T6">pour lequels je suis ammené a développer des applications</text:span>.</text:p>
      <text:p text:style-name="P2">En entreprise, <text:span text:style-name="T8">le developpement des applications se fait en mode projet, lors de la demande initial d’un projet il m’est demandé de réaliser different diagrammes (diagramme d’activité, diagramme de séquence, diagramme de gantt) afin de correctement pouvoir apprehender le projet et travailer de facon clair et orientée. C’est pour cela que </text:span><text:span text:style-name="T9">lors de la premiere matinée de la semaine nous faisons une reunion sur les avancements réalisé sur nos projets respectif afin de plannifier nos taches et nos objectifs, le travail présenté varie entre avancement logiciel, présentation de diagramme sur la conception d’une partie de l’application </text:span><text:span text:style-name="T8">et</text:span><text:span text:style-name="T9"> présentation du temps de développement estimé. </text:span><text:span text:style-name="T8">Le reste de la semaine est consacré au developpement des applications.</text:span><text:span text:style-name="T9"> Lors </text:span><text:span text:style-name="T8">de ce dernier</text:span><text:span text:style-name="T9">, je participe a la gestion du patrimoine informatique en gerant notamment les niveaux d’habilitation sur certaine brique des applications, comme l’acces au panel d’aministration pour le projet Demande Client qui est un progiciel web permettant la gestion de demande de </text:span><text:span text:style-name="T1">deplacement de materiel pour un le un CHU</text:span><text:span text:style-name="T9"> en </text:span><text:span text:style-name="T7">permettant au utilisateurs de mon entreprise de voir les demandes, de les traiter, de gerer les equipes.</text:span><text:span text:style-name="T9"> </text:span><text:span text:style-name="T7">on bien sur mon deuxieme projet qui est une application de ticketing v</text:span><text:span text:style-name="T9">ia l’access a certain ticket seulement. (Mais aussi</text:span><text:span text:style-name="T10"> </text:span><text:span text:style-name="T9">en gerant les sauvegardes du code source via différent outils notamment Git avec Github) et le Gestionaire De Source intégré de Windev </text:span><text:span text:style-name="T7">avec le projet demande client </text:span><text:span text:style-name="T9">. </text:span><text:span text:style-name="T10">Afin de garder un patrimoine informatique propre et coherent, des normes sont mis en places concernant les nommages des tables dans la base de données auquel je me suis plié lors de la creation de mes applications.</text:span></text:p>
      <text:p text:style-name="P3">Je participe aussi au demande d’evolution notamment grace au projet précedemment cité de ticketing, ce dernier n’étais auparavant uniquement disponible pour les développeurs et les utilisateurs n’avait donc aucun retour le ticket ni aucun moyen de savoir si un ticket similaire avait déjà <text:soft-page-break/>été envoyé. Il m’a donc été demander de faire évoluer ce service en portant sur le web une version ou les utiliateurs des applications pourrait voir les tickets sur les projets / applications auquels ils ont accés.</text:p>
      <text:p text:style-name="P4">Afin de préparer le deploiment d’une application j’ai réaliser une documentation que j’ai publié sur un wiki interne a l’entreprise. Il permet a tout utilisateurs de comprendre rapidement le but de l’application sans avoir besoin de faire appelle au support ou de faire des tickets. De plus pour faire en sorte de publier une application solide je réalise des tests sur les fonctions les plus cruciales de cette dernier afin de garantir une experience utilisateurs fluide sans bug ou imprévu.</text:p>
      <text:p text:style-name="P5">Pour ce qui est de la partie école,<text:span text:style-name="T11"> t</text:span>out au long de l’année, j’ai appris à travailler en mode projet avec plusieurs missions <text:span text:style-name="T12">dont deux principales qui ont été des ateliers professionnalisant sur la mise en place de solution technique pour une entreprise fictive nommée streamio, lors des ces ateliers nous avons eu le contexte de l’entreprise et nous avons du trouver 2 problématique a l’entreprise et proposer deux solutions techniques pour y faire face. <text:s/></text:span><text:span text:style-name="T13">La premiere problematique était que streamio avait des locaux salles inocupée dans leurs locaux, pour repondre a cette problematique nous avons eux l’idée d’un site web permettant aux utilisateurs de reserver des salles ainsi que de reserver du materiel de streaming, on retrouve sur cette application un page d’administration accessible bien entendu uniquement par les administrateur. La deuxieme problematique allais de paire avec la premiere, car il faut un moyen de gerer le stock du materiel des salles, pour cela nous avons proposer une application mobile permettant une gestion fine du stock. Lors de ces de l’organisation du développement de ces applciation j</text:span>’ai su organiser mon travail pour atteindre les objectifs dans le temps imparti. Pour cela, j’ai utilisé des outils comme Figma <text:span text:style-name="T11">et LucidChart</text:span>, qui m’ont permis de poser mes idées principales et de faire des maquettes<text:span text:style-name="T11"> et des diagrammes</text:span> pour mieux structurer mes projets dès le départ. J’ai également mis en place des plannings de type Gantt, ce qui m’a permis de découper chaque projet en étapes, de fixer des <text:span text:style-name="T14">jalons</text:span> et de suivre l’avancée de mes travaux. Cette méthode de travail m’a aidé à mieux gérer mon temps, à prioriser les tâches importantes et à être plus efficace.</text:p>
      <text:p text:style-name="P6">Ayant été pris de passion pour le developpement web lors de la premiere année, notamment des frameworks front end ainsi que backend, j’ai décidé d’en faire mon sujet de veille informationnelle afin de premierement découvrire toujours plus de technologie, de facon de faire et des bonnes <text:soft-page-break/>pratiques. Mais aussi pour rester concurentiel sur le marché du travail en <text:span text:style-name="T15">accumulant des connaissance et donc de l</text:span>’employabilitée</text:p>
      <text:p text:style-name="P6">Afin de réalisée cette veille j’ai utilisé plusieurs outils, premierement celui qui m’a le plus aidé est Feedly qui me <text:span text:style-name="T16">notifies a la sortie de blogs spécialisés, d’articles techniques ou encore d’annonces officielles. Cette veille me permet de suivre les nouvelles fonctionnalités, les bonnes pratiques, et les tendances du développement web. Elle m’aide à mieux choisir les outils que j’utilise dans mes projets, à améliorer mes compétences techniques, et à développer des applications plus modernes, performantes et adaptées aux attentes actuelles.</text:span></text:p>
      <text:p text:style-name="P7"/>
      <text:p text:style-name="P8"><text:span text:style-name="T16">Et enfin pour terminer je vais vous parlez de son projet professionnelle, après l’obtention de mon BTS je suis pris dans une école pour faire un bachelor en développement web a digitale campus </text:span><text:span text:style-name="T17">a Paris, </text:span><text:span text:style-name="T18">cette formation se fera aussi en alternance afin de continuer a me professionaliser et apprendre du travail en entreprise, je n’ai pas encore d’entreprise pour l’année prochaine mais une piste plutot serieuse pour une startup de station F </text:span><text:span text:style-name="T19">qui est un incubateur de startup créer par Xavier Niel</text:span><text:span text:style-name="T18">. A</text:span><text:span text:style-name="T16">près ce diplôme </text:span><text:span text:style-name="T17">je vise soit une école d’ingenieur soit un master mais je n’ai pas encore fait de choix définitif. J’aimerai a terme pouvoir travailler dans des startup avec des projets innovant ayant du sens et pourquoi pas lancer ma propre startup.</text:span><text:span text:style-name="T16"> </text:span></text:p>
      <text:p text:style-name="P9">(A réecrire)</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Geist" svg:font-family="Geist"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FreeSeri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Aptos" fo:font-size="12pt" fo:language="fr" fo:country="FR" style:letter-kerning="true" style:font-name-asian="Aptos1" style:font-size-asian="12pt" style:language-asian="en" style:country-asian="US" style:font-name-complex="FreeSeri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FreeSerif" style:font-family-complex="FreeSeri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FreeSerif" style:font-family-complex="FreeSeri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FreeSerif" style:font-family-complex="FreeSeri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FreeSerif" style:font-family-complex="FreeSeri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1" style:font-family-asian="Aptos" style:font-family-generic-asian="system" style:font-pitch-asian="variable" style:font-size-asian="14pt" style:font-name-complex="FreeSerif" style:font-family-complex="FreeSeri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p2"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FreeSerif" style:font-family-complex="FreeSeri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FreeSerif" style:font-family-complex="FreeSeri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FreeSerif" style:font-family-complex="FreeSeri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FreeSerif" style:font-family-complex="FreeSeri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FreeSerif" style:font-family-complex="FreeSerif"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FreeSerif" style:font-family-complex="FreeSeri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LAN BIROLINI (EXTERNAL)</meta:initial-creator>
    <meta:editing-cycles>16</meta:editing-cycles>
    <meta:creation-date>2025-04-28T08:15:00</meta:creation-date>
    <dc:date>2025-05-06T11:38:32.450706850</dc:date>
    <meta:editing-duration>PT21H46M48S</meta:editing-duration>
    <meta:generator>LibreOffice/25.2.3.2$Linux_X86_64 LibreOffice_project/520$Build-2</meta:generator>
    <meta:document-statistic meta:table-count="0" meta:image-count="0" meta:object-count="0" meta:page-count="3" meta:paragraph-count="10" meta:word-count="1079" meta:character-count="6749" meta:non-whitespace-character-count="5678"/>
    <meta:user-defined meta:name="AppVersion">16.0000</meta:user-defined>
    <meta:template xlink:type="simple" xlink:actuate="onRequest" xlink:title="Normal.dotm" xlink:href=""/>
  </office:meta>
</office:document-meta>
</file>